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0c3786"/>
    </style:style>
    <style:style style:name="P2" style:family="paragraph" style:parent-style-name="Standard">
      <style:text-properties officeooo:rsid="00106812" officeooo:paragraph-rsid="0010681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1">
      <style:text-properties officeooo:rsid="00106812" officeooo:paragraph-rsid="00106812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>
      <style:text-properties officeooo:paragraph-rsid="000c3786"/>
    </style:style>
    <style:style style:name="P8" style:family="paragraph" style:parent-style-name="Standard" style:list-style-name="L4">
      <style:text-properties officeooo:paragraph-rsid="000c37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tracked-changes text:track-changes="false">
        <text:changed-region xml:id="ct2075461448432" text:id="ct2075461448432">
          <text:insertion>
            <office:change-info>
              <dc:creator>王科长</dc:creator>
              <dc:date>2020-11-21T15:20:36</dc:date>
            </office:change-info>
          </text:insertion>
        </text:changed-region>
        <text:changed-region xml:id="ct2075461448912" text:id="ct2075461448912">
          <text:insertion>
            <office:change-info>
              <dc:creator>李科长</dc:creator>
              <dc:date>2020-11-21T15:21:06</dc:date>
            </office:change-info>
          </text:insertion>
        </text:changed-region>
        <text:changed-region xml:id="ct2075461449632" text:id="ct2075461449632">
          <text:deletion>
            <office:change-info>
              <dc:creator>张科长</dc:creator>
              <dc:date>2020-11-21T15:21:44</dc:date>
            </office:change-info>
            <text:p text:style-name="P1">非常认同</text:p>
          </text:deletion>
        </text:changed-region>
        <text:changed-region xml:id="ct2075461460912" text:id="ct2075461460912">
          <text:insertion>
            <office:change-info>
              <dc:creator>张科长</dc:creator>
              <dc:date>2020-11-21T15:21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结构化文书示例</text:p>
      <text:p text:style-name="Standard"/>
      <text:p text:style-name="P2">一，结构化文书的意义</text:p>
      <text:list xml:id="list1144357342" text:style-name="L1">
        <text:list-item>
          <text:p text:style-name="P4">规范输入，输入受控。</text:p>
        </text:list-item>
        <text:list-item>
          <text:p text:style-name="P4">文书关键元素可提取，可用于数据分析和外围业务系统。</text:p>
        </text:list-item>
        <text:list-item>
          <text:p text:style-name="P4">所见即所得的办公风格。</text:p>
        </text:list-item>
      </text:list>
      <text:p text:style-name="Standard"/>
      <text:p text:style-name="Standard">二，结构化元素示例</text:p>
      <text:list xml:id="list3316859839" text:style-name="L2">
        <text:list-item>
          <text:p text:style-name="P5">文本元素</text:p>
        </text:list-item>
      </text:list>
      <text:p text:style-name="Standard"><text:tab/>用户可直接在元素位置处输入，该元素内容可提取， 也支持编程刷入内容。</text:p>
      <text:p text:style-name="Standard"><text:tab/>姓名：<text:text-input text:description="" text:help="global|name|自由文本|W||">张三</text:text-input></text:p>
      <text:p text:style-name="Standard"/>
      <text:p text:style-name="Standard"/>
      <text:list xml:id="list160225250" text:style-name="L3">
        <text:list-item>
          <text:p text:style-name="P6">单选下拉元素</text:p>
        </text:list-item>
      </text:list>
      <text:p text:style-name="Standard"><text:s text:c="3"/>用户输入时只能从提供的选项中选取， 限定用户按标准输入。</text:p>
      <text:p text:style-name="P1"><text:s text:c="3"/>性别 ：<text:text-input text:description="" text:help="sample|xb|单选|W|nan|55S3$bmFu$5aWz$bnY=">男</text:text-input> </text:p>
      <text:p text:style-name="P1"/>
      <text:p text:style-name="P1"/>
      <text:list xml:id="list3274097275" text:style-name="L4">
        <text:list-item>
          <text:p text:style-name="P8">多选下拉元素</text:p>
        </text:list-item>
      </text:list>
      <text:p text:style-name="P1"><text:tab/>用户输入时只能从提供的选项中选取多项，限定用户按标准输入。</text:p>
      <text:p text:style-name="P1"><text:tab/>选修课程：<text:text-input text:description="" text:help="global|xxkc|多选|W|c20keXkkenE=|57Sg5o+P$c20=$6Z+z5LmQ$eXk=$6Laz55CD$enE=">  素描、音乐、足球</text:text-input></text:p>
      <text:p text:style-name="P1"/>
      <text:p text:style-name="P1"/>
      <text:p text:style-name="P1">三，书写痕迹</text:p>
      <text:p text:style-name="P1"><text:tab/><text:change-start text:change-id="ct2075461448432"/>王科长认为结构化文书应该有留痕功能，<text:change-end text:change-id="ct2075461448432"/><text:change-start text:change-id="ct2075461448912"/>李科长对此<text:change-end text:change-id="ct2075461448912"/><text:change text:change-id="ct2075461449632"/><text:change-start text:change-id="ct2075461460912"/>认同。<text:change-end text:change-id="ct2075461460912"/></text:p>
      <text:p text:style-name="P1"/>
      <text:p text:style-name="P1">四，更多说明待补充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ck</meta:initial-creator>
    <meta:creation-date>2020-11-20T10:42:39.479000000</meta:creation-date>
    <dc:date>2020-11-25T14:19:03.802000000</dc:date>
    <dc:creator>李重重</dc:creator>
    <meta:editing-duration>PT23M26S</meta:editing-duration>
    <meta:editing-cycles>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8" meta:word-count="252" meta:character-count="269" meta:non-whitespace-character-count="252"/>
  </office:meta>
</office:document-meta>
</file>